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937cm"/>
    </style:style>
    <style:style style:name="Tabla1.B" style:family="table-column">
      <style:table-column-properties style:column-width="14.07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hentication Methods</text:p>
      <text:p text:style-name="Standard"/>
      <text:p text:style-name="Standard">The mysql users and password are used in mia for authentication. The system offers three authentication methods.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http</text:p>
          </table:table-cell>
          <table:table-cell table:style-name="Tabla1.B1" office:value-type="string">
            <text:p text:style-name="Table_20_Contents">The system takes the user and password from the http request. It uses the php $_SERVER[PHP_AUTH_USER] and $_SERVER[PHP_AUTH_PW], for the user and password.</text:p>
          </table:table-cell>
        </table:table-row>
        <table:table-row>
          <table:table-cell table:style-name="Tabla1.A2" office:value-type="string">
            <text:p text:style-name="Table_20_Contents">system</text:p>
          </table:table-cell>
          <table:table-cell table:style-name="Tabla1.B2" office:value-type="string">
            <text:p text:style-name="Table_20_Contents">The system display an authentication form to the user every time he start a new session.</text:p>
          </table:table-cell>
        </table:table-row>
        <table:table-row>
          <table:table-cell table:style-name="Tabla1.A2" office:value-type="string">
            <text:p text:style-name="Table_20_Contents">anonymous</text:p>
          </table:table-cell>
          <table:table-cell table:style-name="Tabla1.B2" office:value-type="string">
            <text:p text:style-name="Table_20_Contents">The system uses a fixed user and password 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go Melian</meta:initial-creator>
    <meta:creation-date>2013-05-05T14:07:09</meta:creation-date>
    <dc:date>2013-05-05T14:17:16</dc:date>
    <dc:creator>Domingo Melian</dc:creator>
    <meta:editing-duration>P0D</meta:editing-duration>
    <meta:editing-cycles>1</meta:editing-cycles>
    <meta:document-statistic meta:table-count="1" meta:image-count="0" meta:object-count="0" meta:page-count="1" meta:paragraph-count="8" meta:word-count="70" meta:character-count="439" meta:non-whitespace-character-count="377"/>
    <meta:generator>LibreOffice/3.5$Linux_x86 LibreOffice_project/350m1$Build-2</meta:generator>
  </office:meta>
</office:document-meta>
</file>